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RUIT</text:p>
          </table:table-cell>
          <table:table-cell office:value-type="string" calcext:value-type="string">
            <text:p>IF(ORRANGE,TRUE,FALSE)</text:p>
          </table:table-cell>
          <table:table-cell table:number-columns-repeated="2"/>
          <table:table-cell office:value-type="string" calcext:value-type="string">
            <text:p>IF ORRANGE YES OR NO</text:p>
          </table:table-cell>
        </table:table-row>
        <table:table-row table:style-name="ro1">
          <table:table-cell/>
          <table:table-cell office:value-type="string" calcext:value-type="string">
            <text:p>ORRANGE</text:p>
          </table:table-cell>
          <table:table-cell table:formula="of:=IF([.B3]=&quot;ORRANGE&quot;;1;0)" office:value-type="float" office:value="1" calcext:value-type="float">
            <text:p>1</text:p>
          </table:table-cell>
          <table:table-cell table:number-columns-repeated="2"/>
          <table:table-cell table:formula="of:=IF([.B3]=&quot;ORRANGE&quot;;&quot;YES&quot;;&quot;NO&quot;)" office:value-type="string" office:string-value="YES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MANGO</text:p>
          </table:table-cell>
          <table:table-cell table:formula="of:=IF([.B4]=&quot;ORRANGE&quot;;1;0)" office:value-type="float" office:value="0" calcext:value-type="float">
            <text:p>0</text:p>
          </table:table-cell>
          <table:table-cell table:number-columns-repeated="2"/>
          <table:table-cell table:formula="of:=IF([.B4]=&quot;ORRANGE&quot;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BANANA</text:p>
          </table:table-cell>
          <table:table-cell table:formula="of:=IF([.B5]=&quot;ORRANGE&quot;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F GREATER THAN 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IF([.B8]&gt;11;&quot;YES&quot;;&quot;NO&quot;)" office:value-type="string" office:string-value="NO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IF([.B9]&gt;11;&quot;YES&quot;;&quot;NO&quot;)" office:value-type="string" office:string-value="YES" calcext:value-type="string">
            <text:p>Y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9">00/00/0000</text:date>, <text:time style:data-style-name="N2" text:time-value="16:20:16.4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7-27T15:52:11.992000000</meta:creation-date>
    <dc:date>2022-07-29T17:51:19.267000000</dc:date>
    <meta:editing-duration>PT34M33S</meta:editing-duration>
    <meta:editing-cycles>5</meta:editing-cycles>
    <meta:generator>Cool_Office/6.3.5.2$Windows_x86 LibreOffice_project/</meta:generator>
    <meta:document-statistic meta:table-count="1" meta:cell-count="18" meta:object-count="0"/>
  </office:meta>
</office:document-meta>
</file>